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style:font-name="Ubuntu Mono" fo:font-size="8pt" fo:language="ru" fo:country="RU" style:text-underline-style="none" officeooo:rsid="003b8dec" officeooo:paragraph-rsid="0031b2f4" style:font-size-asian="8pt" style:language-asian="ru" style:country-asian="RU" style:font-name-complex="Times New Roman1" style:font-size-complex="8pt" style:language-complex="ar" style:country-complex="S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officeooo:rsid="003e7fbd" officeooo:paragraph-rsid="003e7fbd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2" style:family="paragraph" style:parent-style-name="Standard" style:list-style-name="WWNum1">
      <style:text-properties officeooo:paragraph-rsid="003dad72"/>
    </style:style>
    <style:style style:name="P33" style:family="paragraph" style:parent-style-name="Standard" style:list-style-name="WWNum1">
      <style:text-properties fo:color="#000000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7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3dad72"/>
    </style:style>
    <style:style style:name="P38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9" style:family="paragraph">
      <loext:graphic-properties draw:fill-color="#ffffff"/>
    </style:style>
    <style:style style:name="P4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55b77"/>
    </style:style>
    <style:style style:name="T5" style:family="text">
      <style:text-properties style:font-name="Times New Roman" style:text-underline-style="solid" style:text-underline-width="auto" style:text-underline-color="font-color" officeooo:rsid="003dad72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82da9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9eb45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dad72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e7fbd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400054" style:font-size-asian="10pt" style:font-size-complex="10pt"/>
    </style:style>
    <style:style style:name="T17" style:family="text">
      <style:text-properties style:font-name="Times New Roman" fo:font-size="10pt" fo:language="en" fo:country="US" style:font-size-asian="10pt" style:font-size-complex="10pt"/>
    </style:style>
    <style:style style:name="T18" style:family="text">
      <style:text-properties style:font-name="Times New Roman" fo:font-size="10pt" fo:language="en" fo:country="US" officeooo:rsid="000fe570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officeooo:rsid="003dad72" style:font-size-asian="10pt" style:font-size-complex="10pt"/>
    </style:style>
    <style:style style:name="T2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style:font-name="DejaVu Sans Mono"/>
    </style:style>
    <style:style style:name="T26" style:family="text">
      <style:text-properties style:font-name="DejaVu Sans Mono" fo:font-weight="bold"/>
    </style:style>
    <style:style style:name="T27" style:family="text">
      <style:text-properties fo:color="#000000" style:font-name="Times New Roman" fo:font-size="10pt" style:text-underline-style="solid" style:text-underline-width="auto" style:text-underline-color="font-color" officeooo:rsid="0039eb45" style:font-size-asian="10pt" style:font-size-complex="10pt"/>
    </style:style>
    <style:style style:name="T28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0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field:fieldmark-start text:name="__Fieldmark__3978_2086232251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9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7"><text:span text:style-name="T2">Отчёт по лабораторной работе</text:span><text:span text:style-name="T1"> №</text:span><text:span text:style-name="T3"><text:tab/></text:span><text:span text:style-name="T4">1</text:span><text:span text:style-name="T5">3</text:span><text:span text:style-name="T3"><text:tab/></text:span><text:span text:style-name="T1"> по курсу </text:span><text:span text:style-name="T3"><text:tab/>1<text:tab/></text:span></text:p>
            <text:p text:style-name="P8"><text:span text:style-name="T6">студента группы </text:span><text:span text:style-name="T8">102</text:span><text:span text:style-name="T6"> <text:s text:c="2"/></text:span><text:span text:style-name="T7"><text:tab/></text:span><text:span text:style-name="T8">Баталова М.А.</text:span><text:span text:style-name="T7"><text:tab/><text:tab/><text:tab/></text:span><text:span text:style-name="T6">, № по списку <text:s/></text:span><text:span text:style-name="T7"><text:tab/></text:span><text:span text:style-name="T8">3</text:span><text:span text:style-name="T7"><text:tab/></text:span></text:p>
            <text:p text:style-name="P8"><text:span text:style-name="T6">Адреса </text:span><text:span text:style-name="T17">www</text:span><text:span text:style-name="T6">, </text:span><text:span text:style-name="T17">e</text:span><text:span text:style-name="T6">-</text:span><text:span text:style-name="T17">mail</text:span><text:span text:style-name="T6">, </text:span><text:span text:style-name="T17">jabber</text:span><text:span text:style-name="T6">, </text:span><text:span text:style-name="T17">skype</text:span><text:span text:style-name="T6"> </text:span><text:span text:style-name="T7"><text:tab/></text:span><text:span text:style-name="T20">etrymax@gmail.com</text:span><text:span text:style-name="T7"><text:tab/><text:tab/><text:tab/><text:tab/></text:span></text:p>
            <text:p text:style-name="P8"><text:span text:style-name="T6">Работа выполнена: “</text:span><text:span text:style-name="T7"> </text:span><text:span text:style-name="T14">1</text:span><text:span text:style-name="T7"> <text:s/></text:span><text:span text:style-name="T6">“ </text:span><text:span text:style-name="T7"><text:tab/></text:span><text:span text:style-name="T14">декабря</text:span><text:span text:style-name="T7"><text:tab/><text:tab/></text:span><text:span text:style-name="T6"> 2018</text:span><text:span text:style-name="T7"><text:tab/></text:span><text:span text:style-name="T6">г.<text:tab/><text:tab/></text:span></text:p>
            <text:p text:style-name="P8"><text:span text:style-name="T6">Преподаватель:</text:span><text:span text:style-name="T7"><text:tab/><text:tab/></text:span><text:span text:style-name="T6"> каф.806 </text:span><text:span text:style-name="T7"><text:tab/>Ефименко Н.А.<text:tab/><text:tab/><text:tab/><text:tab/></text:span></text:p>
            <text:p text:style-name="P8"><text:span text:style-name="T6">Входной контроль знаний с оценкой </text:span><text:span text:style-name="T7"><text:tab/><text:tab/><text:tab/><text:tab/><text:tab/></text:span></text:p>
            <text:p text:style-name="P8"><text:span text:style-name="T6">Отчёт сдан “</text:span><text:span text:style-name="T7"> <text:s text:c="2"/></text:span><text:span text:style-name="T6">“ </text:span><text:span text:style-name="T7"><text:tab/></text:span><text:span text:style-name="T16">декабря</text:span><text:span text:style-name="T7"><text:tab/></text:span><text:span text:style-name="T6"> 2018</text:span><text:span text:style-name="T7"><text:tab/></text:span><text:span text:style-name="T6">г., итоговая оценка </text:span><text:span text:style-name="T7"><text:tab/><text:tab/></text:span></text:p>
            <text:p text:style-name="P8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9"/>
      <text:list xml:id="list1143048854073161737" text:style-name="WWNum1">
        <text:list-item>
          <text:p text:style-name="P35"><text:span text:style-name="T22">Тема</text:span><text:span text:style-name="T6">: <text:s/></text:span><text:span text:style-name="T21">Множества</text:span></text:p>
        </text:list-item>
      </text:list>
      <text:p text:style-name="P10"/>
      <text:list xml:id="list181626133577793" text:continue-numbering="true" text:style-name="WWNum1">
        <text:list-item>
          <text:p text:style-name="P36"><text:span text:style-name="T22">Цель работы</text:span><text:span text:style-name="T6">: <text:s/></text:span><text:span text:style-name="T11">Научится </text:span><text:span text:style-name="T14">работать с множествами</text:span></text:p>
        </text:list-item>
      </text:list>
      <text:p text:style-name="P10"/>
      <text:list xml:id="list181626917434528" text:continue-numbering="true" text:style-name="WWNum1">
        <text:list-item>
          <text:p text:style-name="P34"><text:span text:style-name="T22">Задание</text:span><text:span text:style-name="T6"> (</text:span><text:span text:style-name="T23">вариант №</text:span><text:span text:style-name="T6">): <text:s/></text:span><text:span text:style-name="T13">3.</text:span><text:span text:style-name="T27">Есть ли слово, хотя бы одна гласная которого повторяется?</text:span></text:p>
        </text:list-item>
      </text:list>
      <text:p text:style-name="P10"/>
      <text:list xml:id="list181625488283056" text:continue-numbering="true" text:style-name="WWNum1">
        <text:list-item>
          <text:p text:style-name="P34"><text:span text:style-name="T22">Оборудование</text:span><text:span text:style-name="T6"> (</text:span><text:span text:style-name="T23">лабораторное</text:span><text:span text:style-name="T6">):</text:span></text:p>
        </text:list-item>
      </text:list>
      <text:p text:style-name="P23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25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2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Оборудование ПЭВМ студента, если использовалось:</text:p>
      <text:p text:style-name="P25"><text:span text:style-name="T6">Процессор</text:span><text:span text:style-name="T17"> </text:span><text:span text:style-name="T19"><text:tab/>Intel </text:span><text:span text:style-name="T20">pentium n4200</text:span><text:span text:style-name="T17">, </text:span><text:span text:style-name="T6">ОП</text:span><text:span text:style-name="T17"> </text:span><text:span text:style-name="T20">5900</text:span><text:span text:style-name="T17"> </text:span><text:span text:style-name="T6">МБ</text:span><text:span text:style-name="T17">, </text:span><text:span text:style-name="T6">НМД</text:span><text:span text:style-name="T17"> </text:span><text:span text:style-name="T20">5.7</text:span><text:span text:style-name="T19"><text:tab/></text:span><text:span text:style-name="T17"> </text:span><text:span text:style-name="T18">ГБ</text:span><text:span text:style-name="T17">. </text:span><text:span text:style-name="T6">Монитор </text:span><text:span text:style-name="T7"><text:tab/></text:span><text:span text:style-name="T19">TFT</text:span><text:span text:style-name="T7">, встроенный<text:tab/></text:span></text:p>
      <text:p text:style-name="P2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/>
      <text:list xml:id="list181626626934032" text:continue-numbering="true" text:style-name="WWNum1">
        <text:list-item>
          <text:p text:style-name="P34"><text:span text:style-name="T22">Программное обеспечение</text:span><text:span text:style-name="T6"> (</text:span><text:span text:style-name="T23">лабораторное</text:span><text:span text:style-name="T6">):</text:span></text:p>
        </text:list-item>
      </text:list>
      <text:p text:style-name="P23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23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0">Программное обеспечение ЭВМ студента, если использовалось:</text:p>
      <text:p text:style-name="P23"><text:span text:style-name="T6">Операционная система семейства </text:span><text:span text:style-name="T7"><text:tab/></text:span><text:span text:style-name="T19">UNIX</text:span><text:span text:style-name="T7"><text:tab/></text:span><text:span text:style-name="T6">, наименование </text:span><text:span text:style-name="T7"><text:tab/></text:span><text:span text:style-name="T20">Debian</text:span><text:span text:style-name="T7"><text:tab/></text:span><text:span text:style-name="T6"> версия </text:span><text:span text:style-name="T7"><text:tab/></text:span><text:span text:style-name="T8">9.5</text:span><text:span text:style-name="T7"><text:tab/></text:span></text:p>
      <text:p text:style-name="P23"><text:span text:style-name="T6">Интерпретатор команд </text:span><text:span text:style-name="T7"><text:tab/></text:span><text:span text:style-name="T8">bash</text:span><text:span text:style-name="T7"><text:tab/><text:tab/><text:tab/><text:tab/><text:tab/><text:tab/></text:span><text:span text:style-name="T6"> версия </text:span><text:span text:style-name="T7"><text:tab/></text:span><text:span text:style-name="T8">4.4.12</text:span><text:span text:style-name="T7"><text:tab/><text:tab/></text:span></text:p>
      <text:p text:style-name="P23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23"><text:span text:style-name="T6">Редактор текстов </text:span><text:span text:style-name="T7"><text:tab/><text:tab/></text:span><text:span text:style-name="T20">nano</text:span><text:span text:style-name="T7"><text:tab/><text:tab/><text:tab/><text:tab/><text:tab/><text:tab/></text:span><text:span text:style-name="T6"> версия </text:span><text:span text:style-name="T7"><text:tab/></text:span><text:span text:style-name="T19"> <text:s text:c="2"/></text:span><text:span text:style-name="T7"><text:tab/></text:span></text:p>
      <text:p text:style-name="P23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8"/>
      <text:p text:style-name="P28"/>
      <text:p text:style-name="P28"/>
      <text:p text:style-name="P28"/>
      <text:p text:style-name="P28"/>
      <text:p text:style-name="P28"/>
      <text:list xml:id="list181625811290926" text:continue-numbering="true" text:style-name="WWNum1">
        <text:list-item>
          <text:p text:style-name="P37"><text:span text:style-name="T22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header>
                      <text:p text:style-name="P32"/>
                      <text:p text:style-name="P32"><text:soft-page-break/>//Задание: Есть ли слово, хотя бы одна гласная которого повторяется?</text:p>
                    </text:list-header>
                  </text:list>
                </text:list-item>
              </text:list>
            </text:list-item>
          </text:list>
        </text:list-item>
      </text:list>
      <text:p text:style-name="P3">#include &lt;stdio.h&gt;</text:p>
      <text:p text:style-name="P3">#include &lt;ctype.h&gt;</text:p>
      <text:p text:style-name="P3"><text:span text:style-name="T28">const unsigned int </text:span>lu = 1;</text:p>
      <text:p text:style-name="P3">#define VOWELS (lu&lt;&lt;('a' &lt;&lt; 'a') | lu&lt;&lt;('e' &lt;&lt; 'a') |lu&lt;&lt;('i' &lt;&lt; 'a') |lu&lt;&lt;('o' &lt;&lt; 'a') |lu&lt;&lt;('u' &lt;&lt; 'a') |lu&lt;&lt;('y' &lt;&lt; 'a'))</text:p>
      <text:p text:style-name="P3"><text:span text:style-name="T28">unsigned int </text:span>char_to_set(<text:span text:style-name="T28">int </text:span>c) {</text:p>
      <text:p text:style-name="P3"><text:s text:c="4"/><text:span text:style-name="T25">c = tolower(c);</text:span></text:p>
      <text:p text:style-name="P3"><text:s text:c="4"/><text:span text:style-name="T26">return </text:span><text:span text:style-name="T25">(c &lt; 'a' || c &gt; 'z') ? 0 : lu&lt;&lt;(c-'a');</text:span></text:p>
      <text:p text:style-name="P3">}</text:p>
      <text:p text:style-name="P3"><text:span text:style-name="T28">int </text:span>isVowels(<text:span text:style-name="T28">int </text:span>c) {</text:p>
      <text:p text:style-name="P3"><text:s text:c="4"/><text:span text:style-name="T26">return </text:span><text:span text:style-name="T25">char_to_set(c) &amp; VOWELS;</text:span></text:p>
      <text:p text:style-name="P3">}</text:p>
      <text:p text:style-name="P3"><text:span text:style-name="T28">int </text:span>main() {</text:p>
      <text:p text:style-name="P3"><text:s text:c="4"/><text:span text:style-name="T26">unsigned int </text:span><text:span text:style-name="T25">set = 0;</text:span></text:p>
      <text:p text:style-name="P3"><text:s text:c="4"/><text:span text:style-name="T26">int </text:span><text:span text:style-name="T25">flag = 0;</text:span></text:p>
      <text:p text:style-name="P3"><text:s text:c="4"/><text:span text:style-name="T26">int </text:span><text:span text:style-name="T25">c;</text:span></text:p>
      <text:p text:style-name="P3"><text:s text:c="4"/><text:span text:style-name="T26">while </text:span><text:span text:style-name="T25">(1) {</text:span></text:p>
      <text:p text:style-name="P3"><text:s text:c="8"/><text:span text:style-name="T25">c = getchar();</text:span></text:p>
      <text:p text:style-name="P3"><text:s text:c="8"/><text:span text:style-name="T26">if </text:span><text:span text:style-name="T25">(c == EOF || c == '\n') </text:span><text:span text:style-name="T26">break</text:span><text:span text:style-name="T25">;</text:span></text:p>
      <text:p text:style-name="P3"><text:s text:c="8"/><text:span text:style-name="T26">if </text:span><text:span text:style-name="T25">(c != ' ' &amp;&amp; isVowels(c)) {</text:span></text:p>
      <text:p text:style-name="P3"><text:s text:c="12"/><text:span text:style-name="T26">if </text:span><text:span text:style-name="T25">((set &amp; char_to_set(c) )!= char_to_set(c)) {</text:span></text:p>
      <text:p text:style-name="P3"><text:s text:c="16"/><text:span text:style-name="T25">set = set | char_to_set(c);</text:span></text:p>
      <text:p text:style-name="P3"><text:s text:c="12"/><text:span text:style-name="T25">} </text:span><text:span text:style-name="T26">else </text:span><text:span text:style-name="T25">{</text:span></text:p>
      <text:p text:style-name="P3"><text:s text:c="16"/><text:span text:style-name="T25">printf("%s", "YES");</text:span></text:p>
      <text:p text:style-name="P3"><text:s text:c="16"/><text:span text:style-name="T25">flag = 1;</text:span></text:p>
      <text:p text:style-name="P3"><text:s text:c="16"/><text:span text:style-name="T26">break</text:span><text:span text:style-name="T25">;</text:span></text:p>
      <text:p text:style-name="P3"><text:s text:c="12"/><text:span text:style-name="T25">}</text:span></text:p>
      <text:p text:style-name="P3"><text:s text:c="8"/><text:span text:style-name="T25">} </text:span><text:span text:style-name="T26">else </text:span><text:span text:style-name="T25">{</text:span></text:p>
      <text:p text:style-name="P3"><text:s text:c="12"/><text:span text:style-name="T26">if </text:span><text:span text:style-name="T25">(c == ' ') set = 0;</text:span></text:p>
      <text:p text:style-name="P3"><text:s text:c="8"/><text:span text:style-name="T25">}</text:span></text:p>
      <text:p text:style-name="P3"><text:s text:c="4"/><text:span text:style-name="T25">}</text:span></text:p>
      <text:p text:style-name="P3"><text:s text:c="4"/><text:span text:style-name="T26">if </text:span><text:span text:style-name="T25">(flag == 0) printf("%s", "NO");</text:span></text:p>
      <text:p text:style-name="P3">}</text:p>
      <text:list xml:id="list181625814067625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33"/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P3"/>
      <text:list xml:id="list181625466315829" text:continue-numbering="true" text:style-name="WWNum1">
        <text:list-item>
          <text:p text:style-name="P34"><text:span text:style-name="T22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22">Ввод: abs aeq ggg</text:p>
      <text:p text:style-name="P22">Вывод:NO</text:p>
      <text:p text:style-name="P22"/>
      <text:p text:style-name="P22">Ввод: abs aee ggg</text:p>
      <text:p text:style-name="P22">Вывод:YES</text:p>
      <text:p text:style-name="P22"/>
      <text:p text:style-name="P22">Ввод: </text:p>
      <text:p text:style-name="P22">Вывод:NO</text:p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"><text:span text:style-name="T23">Пункты 1-7 отчёта составляются </text:span><text:span text:style-name="T24">строго до</text:span><text:span text:style-name="T23"> начала лабораторной работы.</text:span></text:p>
      <text:p text:style-name="P15"/>
      <text:p text:style-name="P21"><text:span text:style-name="T6">Допущен к выполнению работы. Подпись преподавателя </text:span><text:span text:style-name="T7"><text:tab/><text:tab/><text:tab/><text:tab/></text:span></text:p>
      <text:p text:style-name="P11"/>
      <text:p text:style-name="P11"/>
      <text:p text:style-name="P14"/>
      <text:p text:style-name="P16"/>
      <text:p text:style-name="P16"/>
      <text:p text:style-name="P16"/>
      <text:list xml:id="list181626685394338" text:continue-numbering="true" text:style-name="WWNum1">
        <text:list-item>
          <text:p text:style-name="P34"><text:span text:style-name="T22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8"/>
      <text:p text:style-name="P4"/>
      <text:p text:style-name="P1"/>
      <text:p text:style-name="P19"/>
      <text:list xml:id="list181626239831358" text:continue-numbering="true" text:style-name="WWNum1">
        <text:list-item>
          <text:p text:style-name="P38"><text:span text:style-name="T22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12"/>
      <text:list xml:id="list181625906339221" text:continue-numbering="true" text:style-name="WWNum1">
        <text:list-item>
          <text:p text:style-name="P34"><text:span text:style-name="T6">Замечание автора по существу работы </text:span><text:span text:style-name="T9">Замечаний нет</text:span></text:p>
        </text:list-item>
      </text:list>
      <text:p text:style-name="P27"/>
      <text:list xml:id="list181625470818396" text:continue-numbering="true" text:style-name="WWNum1">
        <text:list-item>
          <text:p text:style-name="P34"><text:span text:style-name="T6">Выводы <text:s/></text:span><text:span text:style-name="T7"><text:tab/></text:span><text:span text:style-name="T9">В ходе работы научился </text:span><text:span text:style-name="T15">работать с множествами в языке СИ</text:span></text:p>
        </text:list-item>
      </text:list>
      <text:p text:style-name="P27"/>
      <text:p text:style-name="P24"><text:span text:style-name="T6">Недочеты, допущенные при выполнении задания, могут быть устранены следующим образом </text:span><text:span text:style-name="T7"><text:tab/></text:span></text:p>
      <text:p text:style-name="P24"><text:span text:style-name="T10">Недочетов не допущено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31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style:shadow="none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2-04T18:16:24.724683828</dc:date>
    <meta:print-date>2018-12-04T18:15:56.762813745</meta:print-date>
    <meta:editing-cycles>31</meta:editing-cycles>
    <meta:editing-duration>PT3H19M2S</meta:editing-duration>
    <meta:generator>LibreOffice/5.2.7.2$Linux_X86_64 LibreOffice_project/20m0$Build-2</meta:generator>
    <meta:document-statistic meta:table-count="2" meta:image-count="1" meta:object-count="0" meta:page-count="3" meta:paragraph-count="94" meta:word-count="518" meta:character-count="3877" meta:non-whitespace-character-count="2909"/>
    <meta:user-defined meta:name="Operator">comp</meta:user-defined>
  </office:meta>
</office:document-meta>
</file>